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 style:list-style-name="L8">
      <style:text-properties style:font-name="Liberation Serif"/>
    </style:style>
    <style:style style:name="P7" style:family="paragraph" style:parent-style-name="Standard" style:list-style-name="L10">
      <style:text-properties style:font-name="Liberation Serif"/>
    </style:style>
    <style:style style:name="P8" style:family="paragraph" style:parent-style-name="Standard" style:list-style-name="L12">
      <style:text-properties style:font-name="Liberation Serif"/>
    </style:style>
    <style:style style:name="P9" style:family="paragraph" style:parent-style-name="Standard" style:list-style-name="L9"/>
    <style:style style:name="P10" style:family="paragraph" style:parent-style-name="Standard" style:list-style-name="L11"/>
    <style:style style:name="P11" style:family="paragraph" style:parent-style-name="Standard" style:list-style-name="L12"/>
    <style:style style:name="P12" style:family="paragraph" style:parent-style-name="Standard" style:list-style-name="L13"/>
    <style:style style:name="P13" style:family="paragraph" style:parent-style-name="Standard" style:list-style-name="L14"/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Ubuntu" style:font-style-name="Regular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Ubuntu" style:font-style-name="Regular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Ubuntu" style:font-style-name="Regular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jo Práctico Nº 1 - Ejercicio 3: </text:p>
      <text:p text:style-name="P2"/>
      <text:p text:style-name="P2"/>
      <text:p text:style-name="Standard"><text:span text:style-name="T1">Paquetes de MIDP 2.0:</text:span></text:p>
      <text:p text:style-name="Standard"><text:span text:style-name="T1"/></text:p>
      <text:list xml:id="list581759664" text:style-name="L14">
        <text:list-item>
          <text:p text:style-name="P13"><text:span text:style-name="T2">javax.microedition.lcdui:</text:span><text:span text:style-name="T1"> Clases e interfaces para GUI's.</text:span></text:p>
        </text:list-item>
      </text:list>
      <text:p text:style-name="Standard"><text:span text:style-name="T1"/></text:p>
      <text:list xml:id="list859076787" text:continue-numbering="true" text:style-name="L14">
        <text:list-item>
          <text:p text:style-name="P13"><text:span text:style-name="T2">javax.microedition.lcdui.game:</text:span><text:span text:style-name="T1"> API para juegos, provee una serie de clases que permiten el desarrollo de juegos con contenido rico.</text:span></text:p>
        </text:list-item>
      </text:list>
      <text:p text:style-name="Standard"><text:span text:style-name="T1"/></text:p>
      <text:list xml:id="list927019867" text:continue-numbering="true" text:style-name="L14">
        <text:list-item>
          <text:p text:style-name="P13"><text:span text:style-name="T2">javax.microedition.midlet:</text:span><text:span text:style-name="T1"> Clases de definición de la aplicación.</text:span></text:p>
        </text:list-item>
      </text:list>
      <text:p text:style-name="Standard"><text:span text:style-name="T1"/></text:p>
      <text:list xml:id="list1940593713" text:continue-numbering="true" text:style-name="L14">
        <text:list-item>
          <text:p text:style-name="P13"><text:span text:style-name="T2">javax.microedition.io:</text:span><text:span text:style-name="T1"> Clases e interfaces de conexión genérica.</text:span></text:p>
        </text:list-item>
      </text:list>
      <text:p text:style-name="Standard"><text:span text:style-name="T1"/></text:p>
      <text:list xml:id="list899775730" text:continue-numbering="true" text:style-name="L14">
        <text:list-item>
          <text:p text:style-name="P13"><text:span text:style-name="T2">javax.microedition.pki:</text:span><text:span text:style-name="T1"> Paquete de Clave Pública, uso de certificados que permiten autenticar información para conexiones seguras.</text:span></text:p>
        </text:list-item>
      </text:list>
      <text:p text:style-name="Standard"><text:span text:style-name="T1"/></text:p>
      <text:list xml:id="list72824746" text:continue-numbering="true" text:style-name="L14">
        <text:list-item>
          <text:p text:style-name="P13"><text:span text:style-name="T2">javax.microedition.media:</text:span><text:span text:style-name="T1"> API para sonido.</text:span></text:p>
        </text:list-item>
      </text:list>
      <text:p text:style-name="Standard"><text:span text:style-name="T1"/></text:p>
      <text:list xml:id="list454497580" text:continue-numbering="true" text:style-name="L14">
        <text:list-item>
          <text:p text:style-name="P13"><text:span text:style-name="T2">javax.microedition.media.control:</text:span><text:span text:style-name="T1"> Este paquete define los tipos de control específicos que pueden ser usados en un reproductor.</text:span></text:p>
        </text:list-item>
      </text:list>
      <text:p text:style-name="Standard"><text:span text:style-name="T1"/></text:p>
      <text:list xml:id="list1997746736" text:continue-numbering="true" text:style-name="L14">
        <text:list-item>
          <text:p text:style-name="P13"><text:span text:style-name="T2">javax.microedition.rms:</text:span><text:span text:style-name="T1"> Record Management Storage. Soporte para el almacenamiento persistente del dispositivo.</text:span></text:p>
        </text:list-item>
      </text:list>
      <text:p text:style-name="Standard"><text:span text:style-name="T1"/></text:p>
      <text:list xml:id="list673203555" text:continue-numbering="true" text:style-name="L14">
        <text:list-item>
          <text:p text:style-name="P13"><text:span text:style-name="T2">java.io:</text:span><text:span text:style-name="T1"> Clases e interfaces de E/S básica.</text:span></text:p>
        </text:list-item>
      </text:list>
      <text:p text:style-name="Standard"><text:span text:style-name="T1"/></text:p>
      <text:list xml:id="list1992498229" text:continue-numbering="true" text:style-name="L14">
        <text:list-item>
          <text:p text:style-name="P13"><text:span text:style-name="T2">java.lang:</text:span><text:span text:style-name="T1"> Clases e interfaces de la Máquina Virtual.</text:span></text:p>
        </text:list-item>
      </text:list>
      <text:p text:style-name="Standard"><text:span text:style-name="T1"/></text:p>
      <text:list xml:id="list1942753018" text:continue-numbering="true" text:style-name="L14">
        <text:list-item>
          <text:p text:style-name="P13"><text:span text:style-name="T2">java.util:</text:span><text:span text:style-name="T1"> Clases e interfaces de utilidades estándar.</text:span>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 para Dispositivo Móviles 2011</text:p>
        <text:p text:style-name="MP1">Alumno: Juan Bertinetti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Bertinetti</meta:initial-creator>
    <meta:creation-date>2011-09-01T10:36:10</meta:creation-date>
    <dc:date>2011-09-01T11:29:28</dc:date>
    <dc:creator>Juan Bertinetti</dc:creator>
    <meta:editing-duration>PT30M53S</meta:editing-duration>
    <meta:editing-cycles>6</meta:editing-cycles>
    <meta:generator>LibreOffice/3.3$Linux LibreOffice_project/330m19$Build-301</meta:generator>
    <meta:document-statistic meta:table-count="0" meta:image-count="0" meta:object-count="0" meta:page-count="1" meta:paragraph-count="17" meta:word-count="142" meta:character-count="1023"/>
  </office:meta>
</office:document-meta>
</file>